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8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evelopers or users</text:p>
                <text:list>
                  <text:list-item>
                    <text:list>
                      <text:list-item>
                        <text:p text:style-name="P1">Some companies ask the question 'how can I take advantage of FOSS?'</text:p>
                      </text:list-item>
                      <text:list-item>
                        <text:p text:style-name="P1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Advantages for business users</text:p>
                <text:list>
                  <text:list-item>
                    <text:list>
                      <text:list-item>
                        <text:p text:style-name="P1">Lower licensing costs (often zero)</text:p>
                      </text:list-item>
                      <text:list-item>
                        <text:p text:style-name="P1">Avoids vendor lock in</text:p>
                      </text:list-item>
                      <text:list-item>
                        <text:p text:style-name="P1">Ability to self-support</text:p>
                      </text:list-item>
                      <text:list-item>
                        <text:p text:style-name="P1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fall into 5 broad categories</text:p>
                <text:list>
                  <text:list-item>
                    <text:list>
                      <text:list-item>
                        <text:p text:style-name="P1">Hardware vendors: FOSS can help sell hardware</text:p>
                      </text:list-item>
                      <text:list-item>
                        <text:p text:style-name="P1">Sell support: Sell your expertise as software support</text:p>
                      </text:list-item>
                      <text:list-item>
                        <text:p text:style-name="P1">Proprietary extensions: Sell an add-on</text:p>
                      </text:list-item>
                      <text:list-item>
                        <text:p text:style-name="P1">Dual licensing: Offer an alternative license for a price</text:p>
                      </text:list-item>
                      <text:list-item>
                        <text:p text:style-name="P1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server vendors support FOSS</text:p>
                <text:list>
                  <text:list-item>
                    <text:list>
                      <text:list-item>
                        <text:p text:style-name="P1">Huge contributions by major vendors </text:p>
                        <text:list>
                          <text:list-item>
                            <text:list>
                              <text:list-item>
                                <text:p text:style-name="P1">e.g. HP, IBM, Intel, Su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ften a significant factor in making a sale</text:p>
                      </text:list-item>
                      <text:list-item>
                        <text:p text:style-name="P1">Proprietary middleware apps ported to Linux</text:p>
                      </text:list-item>
                    </text:list>
                  </text:list-item>
                </text:list>
              </text:list-item>
              <text:list-item>
                <text:p text:style-name="P1">Embedded vendors</text:p>
                <text:list>
                  <text:list-item>
                    <text:list>
                      <text:list-item>
                        <text:p text:style-name="P1">Lots of support of FOSS by device makers</text:p>
                        <text:list>
                          <text:list-item>
                            <text:list>
                              <text:list-item>
                                <text:p text:style-name="P1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e classic FOSS business</text:p>
                <text:list>
                  <text:list-item>
                    <text:list>
                      <text:list-item>
                        <text:p text:style-name="P1">Pioneered by companies like Cygnus</text:p>
                      </text:list-item>
                      <text:list-item>
                        <text:p text:style-name="P1">Success strongly linked to degree of expertise</text:p>
                        <text:list>
                          <text:list-item>
                            <text:p text:style-name="P1">history of Cygnus <text:s/>in 'Open sources' is well worth a re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Variants</text:p>
                <text:list>
                  <text:list-item>
                    <text:list>
                      <text:list-item>
                        <text:p text:style-name="P1">Packaged support – e.g. RedHat RHEL support</text:p>
                      </text:list-item>
                      <text:list-item>
                        <text:p text:style-name="P5">Larger services – e.g. large contracts, consulting</text:p>
                      </text:list-item>
                    </text:list>
                  </text:list-item>
                </text:list>
              </text:list-item>
              <text:list-item>
                <text:p text:style-name="P1">No lock-in</text:p>
                <text:list>
                  <text:list-item>
                    <text:list>
                      <text:list-item>
                        <text:p text:style-name="P1">As source is available, anyone can offer support</text:p>
                      </text:list-item>
                      <text:list-item>
                        <text:p text:style-name="P1">The key is to choose someone with the right skills</text:p>
                      </text:list-item>
                      <text:list-item>
                        <text:p text:style-name="P1">Usually that means people who help develop the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ing ad-ons</text:p>
                <text:list>
                  <text:list-item>
                    <text:list>
                      <text:list-item>
                        <text:p text:style-name="P1">Uses free base package to gain market share</text:p>
                      </text:list-item>
                      <text:list-item>
                        <text:p text:style-name="P1">Ad-ons for business critical functionality</text:p>
                      </text:list-item>
                      <text:list-item>
                        <text:p text:style-name="P1">Not allowed by all licenses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Exchange add-on from Novell for Evolution</text:p>
                      </text:list-item>
                      <text:list-item>
                        <text:p text:style-name="P1">Add-ons for Mambo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 an alternative license</text:p>
                <text:list>
                  <text:list-item>
                    <text:list>
                      <text:list-item>
                        <text:p text:style-name="P1">Relies on customer aversion to FOSS license</text:p>
                      </text:list-item>
                      <text:list-item>
                        <text:p text:style-name="P1">Often used in combination with copyleft main license</text:p>
                        <text:list>
                          <text:list-item>
                            <text:list>
                              <text:list-item>
                                <text:p text:style-name="P1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MySQL database, commercial use license</text:p>
                      </text:list-item>
                      <text:list-item>
                        <text:p text:style-name="P1">TrollTech QT library (older vers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eb economy</text:p>
                <text:list>
                  <text:list-item>
                    <text:list>
                      <text:list-item>
                        <text:p text:style-name="P1">Huge web advertising business arose in last decade</text:p>
                      </text:list-item>
                      <text:list-item>
                        <text:p text:style-name="P1">Some FOSS projects funded purely from advertising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Hobby projects and web ads</text:p>
                      </text:list-item>
                      <text:list-item>
                        <text:p text:style-name="P1">Mozilla Firefox and Google</text:p>
                        <text:list>
                          <text:list-item>
                            <text:p text:style-name="P1">Earned over US$70M from search deal in 2007</text:p>
                          </text:list-item>
                          <text:list-item>
                            <text:p text:style-name="P1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tart proprietary, change to FOSS</text:p>
                <text:list>
                  <text:list-item>
                    <text:list>
                      <text:list-item>
                        <text:p text:style-name="P1">Sometimes done on otherwise defunct products</text:p>
                      </text:list-item>
                      <text:list-item>
                        <text:p text:style-name="P1">Sometimes purchased by new vendor or community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Netscape navigator</text:p>
                        <text:list>
                          <text:list-item>
                            <text:list>
                              <text:list-item>
                                <text:p text:style-name="P1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Blender 3D graphics tool</text:p>
                        <text:list>
                          <text:list-item>
                            <text:list>
                              <text:list-item>
                                <text:p text:style-name="P1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Interbase database</text:p>
                        <text:list>
                          <text:list-item>
                            <text:list>
                              <text:list-item>
                                <text:p text:style-name="P1">Released by Borland in 2000 under MPL</text:p>
                              </text:list-item>
                              <text:list-item>
                                <text:p text:style-name="P1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penOffice.org</text:p>
                        <text:list>
                          <text:list-item>
                            <text:list>
                              <text:list-item>
                                <text:p text:style-name="P1">StarOffice bought by Sun in 1999</text:p>
                              </text:list-item>
                              <text:list-item>
                                <text:p text:style-name="P1">Released under dual licen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n contributing to FOSS projects</text:p>
                <text:list>
                  <text:list-item>
                    <text:list>
                      <text:list-item>
                        <text:p text:style-name="P1">delayed release</text:p>
                      </text:list-item>
                      <text:list-item>
                        <text:p text:style-name="P1">registration for download</text:p>
                      </text:list-item>
                      <text:list-item>
                        <text:p text:style-name="P1">company name on all contributions</text:p>
                      </text:list-item>
                      <text:list-item>
                        <text:p text:style-name="P1">permission required for each contribution</text:p>
                      </text:list-item>
                      <text:list-item>
                        <text:p text:style-name="P1">version number based permission</text:p>
                      </text:list-item>
                      <text:list-item>
                        <text:p text:style-name="P1">patent applications</text:p>
                      </text:list-item>
                      <text:list-item>
                        <text:p text:style-name="P1">NDAs</text:p>
                      </text:list-item>
                      <text:list-item>
                        <text:p text:style-name="P1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8.5cm" svg:height="0.962cm" svg:x="4.5cm" svg:y="17cm">
          <draw:text-box>
            <text:p text:style-name="P1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Andrew Tridgell</meta:initial-creator>
    <meta:creation-date>2009-03-07T14:24:48</meta:creation-date>
    <dc:creator>Andrew Tridgell</dc:creator>
    <dc:date>2010-04-05T16:28:00</dc:date>
    <meta:editing-cycles>171</meta:editing-cycles>
    <meta:editing-duration>PT98H53M50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